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327in"/>
    </style:style>
    <style:style style:name="co3" style:family="table-column">
      <style:table-column-properties fo:break-before="auto" style:column-width="1.289in"/>
    </style:style>
    <style:style style:name="co4" style:family="table-column">
      <style:table-column-properties fo:break-before="auto" style:column-width="1.1138in"/>
    </style:style>
    <style:style style:name="co5" style:family="table-column">
      <style:table-column-properties fo:break-before="auto" style:column-width="1.4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number-columns-repeated="3"/>
          <table:table-cell office:value-type="string">
            <text:p>Names</text:p>
          </table:table-cell>
          <table:table-cell table:number-columns-repeated="3"/>
        </table:table-row>
        <table:table-row table:style-name="ro1">
          <table:table-cell office:value-type="string">
            <text:p>Index</text:p>
          </table:table-cell>
          <table:table-cell office:value-type="string">
            <text:p>Attack</text:p>
          </table:table-cell>
          <table:table-cell office:value-type="string">
            <text:p>Defense</text:p>
          </table:table-cell>
          <table:table-cell office:value-type="string">
            <text:p>Elementia</text:p>
          </table:table-cell>
          <table:table-cell office:value-type="string">
            <text:p>Necrologia</text:p>
          </table:table-cell>
          <table:table-cell office:value-type="string">
            <text:p>Gnollia</text:p>
          </table:table-cell>
          <table:table-cell office:value-type="string">
            <text:p>Elv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Water Wall</text:p>
          </table:table-cell>
          <table:table-cell office:value-type="string">
            <text:p>Dead Wall</text:p>
          </table:table-cell>
          <table:table-cell table:number-columns-repeated="2" office:value-type="string">
            <text:p>Wall</text:p>
          </table:table-cell>
        </table:table-row>
        <table:table-row table:style-name="ro1">
          <table:table-cell table:formula="of:=[.A3]+1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Ice Wall</text:p>
          </table:table-cell>
          <table:table-cell table:number-columns-repeated="3" office:value-type="string">
            <text:p>Wall</text:p>
          </table:table-cell>
        </table:table-row>
        <table:table-row table:style-name="ro1">
          <table:table-cell table:formula="of:=[.A4]+1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Mud Wall</text:p>
          </table:table-cell>
          <table:table-cell table:number-columns-repeated="3" office:value-type="string">
            <text:p>Wall</text:p>
          </table:table-cell>
        </table:table-row>
        <table:table-row table:style-name="ro1">
          <table:table-cell table:formula="of:=[.A5]+1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and Wall</text:p>
          </table:table-cell>
          <table:table-cell table:number-columns-repeated="3" office:value-type="string">
            <text:p>Wall</text:p>
          </table:table-cell>
        </table:table-row>
        <table:table-row table:style-name="ro1">
          <table:table-cell table:formula="of:=[.A6]+1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irt Wall</text:p>
          </table:table-cell>
          <table:table-cell table:number-columns-repeated="3" office:value-type="string">
            <text:p>Wall</text:p>
          </table:table-cell>
        </table:table-row>
        <table:table-row table:style-name="ro1">
          <table:table-cell table:formula="of:=[.A7]+1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>
            <text:p>Fire Wall</text:p>
          </table:table-cell>
          <table:table-cell table:number-columns-repeated="3" office:value-type="string">
            <text:p>Wall</text:p>
          </table:table-cell>
        </table:table-row>
        <table:table-row table:style-name="ro1">
          <table:table-cell table:formula="of:=[.A8]+1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string">
            <text:p>Wall of Wind</text:p>
          </table:table-cell>
          <table:table-cell table:number-columns-repeated="3" office:value-type="string">
            <text:p>Wall</text:p>
          </table:table-cell>
        </table:table-row>
        <table:table-row table:style-name="ro1">
          <table:table-cell table:formula="of:=[.A9]+1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Clay Wall</text:p>
          </table:table-cell>
          <table:table-cell table:number-columns-repeated="3" office:value-type="string">
            <text:p>Wall</text:p>
          </table:table-cell>
        </table:table-row>
        <table:table-row table:style-name="ro1">
          <table:table-cell table:formula="of:=[.A10]+1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Lava Wall</text:p>
          </table:table-cell>
          <table:table-cell table:number-columns-repeated="3" office:value-type="string">
            <text:p>Wall</text:p>
          </table:table-cell>
        </table:table-row>
        <table:table-row table:style-name="ro1">
          <table:table-cell table:formula="of:=[.A11]+1"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ountain Wall</text:p>
          </table:table-cell>
          <table:table-cell office:value-type="string">
            <text:p>Wall of Massacres</text:p>
          </table:table-cell>
          <table:table-cell table:number-columns-repeated="2" office:value-type="string">
            <text:p>Wall</text:p>
          </table:table-cell>
        </table:table-row>
        <table:table-row table:style-name="ro1">
          <table:table-cell table:formula="of:=[.A12]+1"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rost Wisp</text:p>
          </table:table-cell>
          <table:table-cell office:value-type="string">
            <text:p>Goblin Skeleton</text:p>
          </table:table-cell>
          <table:table-cell table:number-columns-repeated="2"/>
        </table:table-row>
        <table:table-row table:style-name="ro1">
          <table:table-cell table:formula="of:=[.A13]+1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Fire Wisp</text:p>
          </table:table-cell>
          <table:table-cell office:value-type="string">
            <text:p>Undead Goblin</text:p>
          </table:table-cell>
          <table:table-cell table:number-columns-repeated="2"/>
        </table:table-row>
        <table:table-row table:style-name="ro1">
          <table:table-cell table:formula="of:=[.A14]+1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Tiny Gust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Dancing Droplet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Tiny Hurricane</text:p>
          </table:table-cell>
          <table:table-cell table:number-columns-repeated="3"/>
        </table:table-row>
        <table:table-row table:style-name="ro1">
          <table:table-cell table:formula="of:=[.A17]+1"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Tiny Sand Golem</text:p>
          </table:table-cell>
          <table:table-cell table:number-columns-repeated="3"/>
        </table:table-row>
        <table:table-row table:style-name="ro1">
          <table:table-cell table:formula="of:=[.A18]+1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Tiny Dirt Golem</text:p>
          </table:table-cell>
          <table:table-cell table:number-columns-repeated="3"/>
        </table:table-row>
        <table:table-row table:style-name="ro1">
          <table:table-cell table:formula="of:=[.A19]+1"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Tiny Mud Golem</text:p>
          </table:table-cell>
          <table:table-cell table:number-columns-repeated="3"/>
        </table:table-row>
        <table:table-row table:style-name="ro1">
          <table:table-cell table:formula="of:=[.A20]+1"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Tiny Rock Golem</text:p>
          </table:table-cell>
          <table:table-cell table:number-columns-repeated="3"/>
        </table:table-row>
        <table:table-row table:style-name="ro1">
          <table:table-cell table:formula="of:=[.A21]+1"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Tiny Lava Golem</text:p>
          </table:table-cell>
          <table:table-cell table:number-columns-repeated="3"/>
        </table:table-row>
        <table:table-row table:style-name="ro1">
          <table:table-cell table:formula="of:=[.A22]+1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Tiny Diamond Golem</text:p>
          </table:table-cell>
          <table:table-cell table:number-columns-repeated="3"/>
        </table:table-row>
        <table:table-row table:style-name="ro1">
          <table:table-cell table:formula="of:=[.A23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Ice Jay</text:p>
          </table:table-cell>
          <table:table-cell table:number-columns-repeated="3"/>
        </table:table-row>
        <table:table-row table:style-name="ro1">
          <table:table-cell table:formula="of:=[.A24]+1"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 Golem</text:p>
          </table:table-cell>
          <table:table-cell table:number-columns-repeated="3"/>
        </table:table-row>
        <table:table-row table:style-name="ro1">
          <table:table-cell table:formula="of:=[.A25]+1" office:value-type="float" office:value="24">
            <text:p>24</text:p>
          </table:table-cell>
          <table:table-cell table:number-columns-repeated="2"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26]+1"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27]+1"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28]+1"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29]+1"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30]+1"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31]+1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formula="of:=[.A32]+1" office:value-type="float" office:value="31">
            <text:p>31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formula="of:=[.A33]+1"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34]+1"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Ice Hound</text:p>
          </table:table-cell>
          <table:table-cell table:number-columns-repeated="3"/>
        </table:table-row>
        <table:table-row table:style-name="ro1">
          <table:table-cell table:formula="of:=[.A35]+1"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ire Hound</text:p>
          </table:table-cell>
          <table:table-cell office:value-type="string">
            <text:p>Hobgoblin Skeleton</text:p>
          </table:table-cell>
          <table:table-cell table:number-columns-repeated="2"/>
        </table:table-row>
        <table:table-row table:style-name="ro1">
          <table:table-cell table:formula="of:=[.A36]+1"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37]+1" office:value-type="float" office:value="36">
            <text:p>36</text:p>
          </table:table-cell>
          <table:table-cell table:number-columns-repeated="2" office:value-type="float" office:value="3">
            <text:p>3</text:p>
          </table:table-cell>
          <table:table-cell/>
          <table:table-cell office:value-type="string">
            <text:p>Undead Hobgoblin</text:p>
          </table:table-cell>
          <table:table-cell table:number-columns-repeated="2"/>
        </table:table-row>
        <table:table-row table:style-name="ro1">
          <table:table-cell table:formula="of:=[.A38]+1"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39]+1"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40]+1"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41]+1"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42]+1"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formula="of:=[.A43]+1"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formula="of:=[.A44]+1"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45]+1"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string">
            <text:p>Ice Boar</text:p>
          </table:table-cell>
          <table:table-cell office:value-type="string">
            <text:p>Dwarf Skeleton</text:p>
          </table:table-cell>
          <table:table-cell table:number-columns-repeated="2"/>
        </table:table-row>
        <table:table-row table:style-name="ro1">
          <table:table-cell table:formula="of:=[.A46]+1"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47]+1"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48]+1"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49]+1" office:value-type="float" office:value="48">
            <text:p>48</text:p>
          </table:table-cell>
          <table:table-cell table:number-columns-repeated="2" office:value-type="float" office:value="4">
            <text:p>4</text:p>
          </table:table-cell>
          <table:table-cell/>
          <table:table-cell office:value-type="string">
            <text:p>Undead Dwarf</text:p>
          </table:table-cell>
          <table:table-cell table:number-columns-repeated="2"/>
        </table:table-row>
        <table:table-row table:style-name="ro1">
          <table:table-cell table:formula="of:=[.A50]+1"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51]+1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52]+1"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53]+1"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formula="of:=[.A54]+1"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formula="of:=[.A55]+1"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56]+1"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Ice Golem</text:p>
          </table:table-cell>
          <table:table-cell office:value-type="string">
            <text:p>Elvia Skeleton</text:p>
          </table:table-cell>
          <table:table-cell table:number-columns-repeated="2"/>
        </table:table-row>
        <table:table-row table:style-name="ro1">
          <table:table-cell table:formula="of:=[.A57]+1"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58]+1" office:value-type="float" office:value="57">
            <text:p>5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59]+1"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60]+1"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Undead Elf</text:p>
          </table:table-cell>
          <table:table-cell table:number-columns-repeated="2"/>
        </table:table-row>
        <table:table-row table:style-name="ro1">
          <table:table-cell table:formula="of:=[.A61]+1"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string">
            <text:p>Undead Human</text:p>
          </table:table-cell>
          <table:table-cell table:number-columns-repeated="2"/>
        </table:table-row>
        <table:table-row table:style-name="ro1">
          <table:table-cell table:formula="of:=[.A62]+1" office:value-type="float" office:value="61">
            <text:p>6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63]+1"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64]+1"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formula="of:=[.A65]+1" office:value-type="float" office:value="64">
            <text:p>6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formula="of:=[.A66]+1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67]+1" office:value-type="float" office:value="66">
            <text:p>66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Ice Bear</text:p>
          </table:table-cell>
          <table:table-cell office:value-type="string">
            <text:p>Ork Skeleton</text:p>
          </table:table-cell>
          <table:table-cell table:number-columns-repeated="2"/>
        </table:table-row>
        <table:table-row table:style-name="ro1">
          <table:table-cell table:formula="of:=[.A68]+1" office:value-type="float" office:value="67">
            <text:p>6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69]+1" office:value-type="float" office:value="68">
            <text:p>6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70]+1" office:value-type="float" office:value="69">
            <text:p>69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71]+1"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72]+1" office:value-type="float" office:value="71">
            <text:p>7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73]+1" office:value-type="float" office:value="72">
            <text:p>72</text:p>
          </table:table-cell>
          <table:table-cell table:number-columns-repeated="2" office:value-type="float" office:value="6">
            <text:p>6</text:p>
          </table:table-cell>
          <table:table-cell/>
          <table:table-cell office:value-type="string">
            <text:p>Undead Ork</text:p>
          </table:table-cell>
          <table:table-cell table:number-columns-repeated="2"/>
        </table:table-row>
        <table:table-row table:style-name="ro1">
          <table:table-cell table:formula="of:=[.A74]+1" office:value-type="float" office:value="73">
            <text:p>73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75]+1" office:value-type="float" office:value="74">
            <text:p>74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formula="of:=[.A76]+1" office:value-type="float" office:value="75">
            <text:p>7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formula="of:=[.A77]+1" office:value-type="float" office:value="76">
            <text:p>76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78]+1" office:value-type="float" office:value="77">
            <text:p>77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string">
            <text:p>Ice Tiger</text:p>
          </table:table-cell>
          <table:table-cell office:value-type="string">
            <text:p>Troll Skeleton</text:p>
          </table:table-cell>
          <table:table-cell table:number-columns-repeated="2"/>
        </table:table-row>
        <table:table-row table:style-name="ro1">
          <table:table-cell table:formula="of:=[.A79]+1"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80]+1" office:value-type="float" office:value="79">
            <text:p>79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81]+1" office:value-type="float" office:value="80">
            <text:p>8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82]+1"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83]+1"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84]+1" office:value-type="float" office:value="83">
            <text:p>83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85]+1" office:value-type="float" office:value="84">
            <text:p>84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string">
            <text:p>Undead Troll</text:p>
          </table:table-cell>
          <table:table-cell table:number-columns-repeated="2"/>
        </table:table-row>
        <table:table-row table:style-name="ro1">
          <table:table-cell table:formula="of:=[.A86]+1"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formula="of:=[.A87]+1" office:value-type="float" office:value="86">
            <text:p>8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formula="of:=[.A88]+1" office:value-type="float" office:value="87">
            <text:p>87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89]+1" office:value-type="float" office:value="88">
            <text:p>8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Giant Ice Golem</text:p>
          </table:table-cell>
          <table:table-cell office:value-type="string">
            <text:p>Ogre Skeleton</text:p>
          </table:table-cell>
          <table:table-cell table:number-columns-repeated="2"/>
        </table:table-row>
        <table:table-row table:style-name="ro1">
          <table:table-cell table:formula="of:=[.A90]+1" office:value-type="float" office:value="89">
            <text:p>8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91]+1" office:value-type="float" office:value="90">
            <text:p>9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92]+1"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93]+1"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94]+1"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95]+1" office:value-type="float" office:value="94">
            <text:p>94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96]+1" office:value-type="float" office:value="95">
            <text:p>9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97]+1" office:value-type="float" office:value="96">
            <text:p>96</text:p>
          </table:table-cell>
          <table:table-cell table:number-columns-repeated="2" office:value-type="float" office:value="8">
            <text:p>8</text:p>
          </table:table-cell>
          <table:table-cell/>
          <table:table-cell office:value-type="string">
            <text:p>Undead Ogre</text:p>
          </table:table-cell>
          <table:table-cell table:number-columns-repeated="2"/>
        </table:table-row>
        <table:table-row table:style-name="ro1">
          <table:table-cell table:formula="of:=[.A98]+1" office:value-type="float" office:value="97">
            <text:p>9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formula="of:=[.A99]+1" office:value-type="float" office:value="98">
            <text:p>98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100]+1"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Ice Wyrm</text:p>
          </table:table-cell>
          <table:table-cell office:value-type="string">
            <text:p>Giant Skeleton</text:p>
          </table:table-cell>
          <table:table-cell table:number-columns-repeated="2"/>
        </table:table-row>
        <table:table-row table:style-name="ro1">
          <table:table-cell table:formula="of:=[.A101]+1"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02]+1" office:value-type="float" office:value="101">
            <text:p>101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103]+1" office:value-type="float" office:value="102">
            <text:p>102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104]+1" office:value-type="float" office:value="103">
            <text:p>103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105]+1"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106]+1" office:value-type="float" office:value="105">
            <text:p>105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107]+1" office:value-type="float" office:value="106">
            <text:p>106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108]+1"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formula="of:=[.A109]+1" office:value-type="float" office:value="108">
            <text:p>108</text:p>
          </table:table-cell>
          <table:table-cell table:number-columns-repeated="2" office:value-type="float" office:value="9">
            <text:p>9</text:p>
          </table:table-cell>
          <table:table-cell/>
          <table:table-cell office:value-type="string">
            <text:p>Undead Giant</text:p>
          </table:table-cell>
          <table:table-cell table:number-columns-repeated="2"/>
        </table:table-row>
        <table:table-row table:style-name="ro1">
          <table:table-cell table:formula="of:=[.A110]+1" office:value-type="float" office:value="109">
            <text:p>109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table:formula="of:=[.A111]+1" office:value-type="float" office:value="110">
            <text:p>11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Ice Dragon</text:p>
          </table:table-cell>
          <table:table-cell office:value-type="string">
            <text:p>Skeleton Dragon</text:p>
          </table:table-cell>
          <table:table-cell table:number-columns-repeated="2"/>
        </table:table-row>
        <table:table-row table:style-name="ro1">
          <table:table-cell table:formula="of:=[.A112]+1" office:value-type="float" office:value="111">
            <text:p>1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formula="of:=[.A113]+1" office:value-type="float" office:value="112">
            <text:p>1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formula="of:=[.A114]+1"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formula="of:=[.A115]+1" office:value-type="float" office:value="114">
            <text:p>1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.A116]+1"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formula="of:=[.A117]+1" office:value-type="float" office:value="116">
            <text:p>11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table:formula="of:=[.A118]+1" office:value-type="float" office:value="117">
            <text:p>117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formula="of:=[.A119]+1" office:value-type="float" office:value="118">
            <text:p>11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formula="of:=[.A120]+1" office:value-type="float" office:value="119">
            <text:p>119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table:number-columns-repeated="4"/>
        </table:table-row>
        <table:table-row table:style-name="ro1">
          <table:table-cell table:formula="of:=[.A121]+1" office:value-type="float" office:value="120">
            <text:p>120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Avatar of Light</text:p>
          </table:table-cell>
          <table:table-cell office:value-type="string">
            <text:p>Undead Dragon</text:p>
          </table:table-cell>
          <table:table-cell office:value-type="string">
            <text:p>Great Behemoth</text:p>
          </table:table-cell>
          <table:table-cell office:value-type="string">
            <text:p>Master Griffin Knigh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6">08/26/2014</text:date>, <text:time>21:30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9H6M48S</meta:editing-duration>
    <meta:editing-cycles>4</meta:editing-cycles>
    <meta:generator>OpenOffice.org/3.3$Win32 OpenOffice.org_project/330m20$Build-9567</meta:generator>
    <dc:date>2014-08-26T21:30:12.99</dc:date>
    <meta:document-statistic meta:table-count="3" meta:cell-count="452" meta:object-count="0"/>
    <meta:user-defined meta:name="Info 1"/>
    <meta:user-defined meta:name="Info 2"/>
    <meta:user-defined meta:name="Info 3"/>
    <meta:user-defined meta:name="Info 4"/>
  </office:meta>
</office:document-meta>
</file>